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81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9-29_13-08-42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9-29_07-54-4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9-29_07-50-39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9_01-54-32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28_21-18-06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28_21-18-01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9-28_18-51-18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9-28_08-01-43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8_08-00-19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起きた時刻 / 2023">
            <text:p>:m :PHOTO 起きた時刻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8_01-24-49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寝た時刻 / 2023">
            <text:p>:m :PHOTO 寝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9-27_21-24-47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27_18-47-03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9-27_18-25-22.mp4</text:p>
          </table:table-cell>
          <table:table-cell table:style-name="ce26" office:value-type="string">
            <text:p>:VIDEO / @自室 / 記録 / jap.flute / 演奏、play / R=1(9/27) / genre=melody,for=~,file-piece-id=~,memo=+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7_12-22-33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 office:value-type="string">
            <text:p>2023-09-27_07-21-47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23">
            <text:p>23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27_01-06-38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:PHOTO 寝た時刻 / 2023">
            <text:p>:m :PHOTO 寝た時刻 / 2023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23">
            <text:p>23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9-26_21-25-58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23">
            <text:p>23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9-26_21-25-52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0">
            <text:p>20</text:p>
          </table:table-cell>
          <table:table-cell table:formula="of:=LEN([.B19])" office:value-type="float" office:value="23">
            <text:p>23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9-26_16-53-21.jpg</text:p>
          </table:table-cell>
          <table:table-cell table:style-name="ce27" office:value-type="string">
            <text:p>:m 5*5 RES / JVEMV6 64#342_ugokasu_qc_EJ_NH_MGS / 『動かして学ぶ　量子コンピュータ　プログラミング』 著者=EJ;NH;MGS,校注=~ / p.94 / w=,topic=条件付きインクリメント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5*5 RES / JVEMV6 64#342_ugokasu_qc_EJ_NH_MGS / 『動かして学ぶ　量子コンピュータ　プログラミング』 著者=EJ;NH;MGS,校注=~ / p.94 / w=,topic=条件付きインクリメント,publisher=~,other=">
            <text:p>:m 5*5 RES / JVEMV6 64#342_ugokasu_qc_EJ_NH_MGS / 『動かして学ぶ　量子コンピュータ　プログラミング』 著者=EJ;NH;MGS,校注=~ / p.94 / w=,topic=条件付きインクリメント,publisher=~,other=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0">
            <text:p>20</text:p>
          </table:table-cell>
          <table:table-cell table:formula="of:=LEN([.B20])" office:value-type="float" office:value="23">
            <text:p>23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9-26_16-53-08.jpg</text:p>
          </table:table-cell>
          <table:table-cell table:style-name="ce27" office:value-type="string">
            <text:p>:m 4*5 RES / JVEMV6 64#342_ugokasu_qc_EJ_NH_MGS / 『動かして学ぶ　量子コンピュータ　プログラミング』 著者=EJ;NH;MGS,校注=~ / p.94 / w=,topic=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4*5 RES / JVEMV6 64#342_ugokasu_qc_EJ_NH_MGS / 『動かして学ぶ　量子コンピュータ　プログラミング』 著者=EJ;NH;MGS,校注=~ / p.94 / w=,topic=,publisher=~,other=">
            <text:p>:m 4*5 RES / JVEMV6 64#342_ugokasu_qc_EJ_NH_MGS / 『動かして学ぶ　量子コンピュータ　プログラミング』 著者=EJ;NH;MGS,校注=~ / p.94 / w=,topic=,publisher=~,other=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0">
            <text:p>20</text:p>
          </table:table-cell>
          <table:table-cell table:formula="of:=LEN([.B21])" office:value-type="float" office:value="23">
            <text:p>23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9-26_16-52-48.jpg</text:p>
          </table:table-cell>
          <table:table-cell table:style-name="ce27" office:value-type="string">
            <text:p>:m 3*5 RES / JVEMV6 64#342_ugokasu_qc_EJ_NH_MGS / 『動かして学ぶ　量子コンピュータ　プログラミング』 著者=EJ;NH;MGS,校注=~ / p.85 / w=,topic=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3*5 RES / JVEMV6 64#342_ugokasu_qc_EJ_NH_MGS / 『動かして学ぶ　量子コンピュータ　プログラミング』 著者=EJ;NH;MGS,校注=~ / p.85 / w=,topic=,publisher=~,other=">
            <text:p>:m 3*5 RES / JVEMV6 64#342_ugokasu_qc_EJ_NH_MGS / 『動かして学ぶ　量子コンピュータ　プログラミング』 著者=EJ;NH;MGS,校注=~ / p.85 / w=,topic=,publisher=~,other=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0">
            <text:p>20</text:p>
          </table:table-cell>
          <table:table-cell table:formula="of:=LEN([.B22])" office:value-type="float" office:value="23">
            <text:p>23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9-26_16-52-33.jpg</text:p>
          </table:table-cell>
          <table:table-cell table:style-name="ce27" office:value-type="string">
            <text:p>:m 2*5 RES / JVEMV6 64#342_ugokasu_qc_EJ_NH_MGS / 『動かして学ぶ　量子コンピュータ　プログラミング』 著者=EJ;NH;MGS,校注=~ / p.85 / w=,topic=,publisher=~,other=calc+:OR演算。試作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2*5 RES / JVEMV6 64#342_ugokasu_qc_EJ_NH_MGS / 『動かして学ぶ　量子コンピュータ　プログラミング』 著者=EJ;NH;MGS,校注=~ / p.85 / w=,topic=,publisher=~,other=calc+:OR演算。試作">
            <text:p>:m 2*5 RES / JVEMV6 64#342_ugokasu_qc_EJ_NH_MGS / 『動かして学ぶ　量子コンピュータ　プログラミング』 著者=EJ;NH;MGS,校注=~ / p.85 / w=,topic=,publisher=~,other=calc+:OR演算。試作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0">
            <text:p>20</text:p>
          </table:table-cell>
          <table:table-cell table:formula="of:=LEN([.B23])" office:value-type="float" office:value="23">
            <text:p>23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9-26_16-52-19.jpg</text:p>
          </table:table-cell>
          <table:table-cell table:style-name="ce27" office:value-type="string">
            <text:p>:m 1*5 RES / JVEMV6 64#342_ugokasu_qc_EJ_NH_MGS / 『動かして学ぶ　量子コンピュータ　プログラミング』 著者=EJ;NH;MGS,校注=~ / p.85 / w=,topic=,publisher=~,other=</text:p>
          </table:table-cell>
          <table:table-cell table:style-name="ce14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1*5 RES / JVEMV6 64#342_ugokasu_qc_EJ_NH_MGS / 『動かして学ぶ　量子コンピュータ　プログラミング』 著者=EJ;NH;MGS,校注=~ / p.85 / w=,topic=,publisher=~,other=">
            <text:p>:m 1*5 RES / JVEMV6 64#342_ugokasu_qc_EJ_NH_MGS / 『動かして学ぶ　量子コンピュータ　プログラミング』 著者=EJ;NH;MGS,校注=~ / p.85 / w=,topic=,publisher=~,other=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0">
            <text:p>20</text:p>
          </table:table-cell>
          <table:table-cell table:formula="of:=LEN([.B24])" office:value-type="float" office:value="23">
            <text:p>23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9-26_14-34-03.jpg</text:p>
          </table:table-cell>
          <table:table-cell table:style-name="ce27" office:value-type="string">
            <text:p>:PHOTO 記録 / subject=ATM：操作画面 / location=~ / content=~,for=月末の入金：残高：入金後,other=対象：利用明細票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PHOTO 記録 / subject=ATM：操作画面 / location=~ / content=~,for=月末の入金：残高：入金後,other=対象：利用明細票">
            <text:p>:PHOTO 記録 / subject=ATM：操作画面 / location=~ / content=~,for=月末の入金：残高：入金後,other=対象：利用明細票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0">
            <text:p>20</text:p>
          </table:table-cell>
          <table:table-cell table:formula="of:=LEN([.B25])" office:value-type="float" office:value="23">
            <text:p>23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9-26_14-32-52.jpg</text:p>
          </table:table-cell>
          <table:table-cell table:style-name="ce27" office:value-type="string">
            <text:p>:PHOTO 記録 / subject=ATM：操作画面：残高：入金前 / location=~ / content=~,for=月末の入金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subject=ATM：操作画面：残高：入金前 / location=~ / content=~,for=月末の入金,other=~">
            <text:p>:PHOTO 記録 / subject=ATM：操作画面：残高：入金前 / location=~ / content=~,for=月末の入金,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0">
            <text:p>20</text:p>
          </table:table-cell>
          <table:table-cell table:formula="of:=LEN([.B26])" office:value-type="float" office:value="23">
            <text:p>23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9-26_11-35-03.jpg</text:p>
          </table:table-cell>
          <table:table-cell table:style-name="ce27" office:value-type="string">
            <text:p>:m 4*4 RES / JVEMV6 64#344_3_new_robotics_chp_3 / 『新しいロボット工学』 著者=増田、小金澤、甲斐、共著,校注=~ / p.43 / w=,topic=運動学：原点の位置の加速度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4*4 RES / JVEMV6 64#344_3_new_robotics_chp_3 / 『新しいロボット工学』 著者=増田、小金澤、甲斐、共著,校注=~ / p.43 / w=,topic=運動学：原点の位置の加速度；,publisher=~,other=">
            <text:p>:m 4*4 RES / JVEMV6 64#344_3_new_robotics_chp_3 / 『新しいロボット工学』 著者=増田、小金澤、甲斐、共著,校注=~ / p.43 / w=,topic=運動学：原点の位置の加速度；,publisher=~,other=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0">
            <text:p>20</text:p>
          </table:table-cell>
          <table:table-cell table:formula="of:=LEN([.B27])" office:value-type="float" office:value="23">
            <text:p>23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9-26_11-34-38.jpg</text:p>
          </table:table-cell>
          <table:table-cell table:style-name="ce27" office:value-type="string">
            <text:p>:m 3*4 RES / JVEMV6 64#344_3_new_robotics_chp_3 / 『新しいロボット工学』 著者=増田、小金澤、甲斐、共著,校注=~ / p.43 / w=,topic=運動学；,publisher=~,other=q+:数式。理解していない。そのまま、先に進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3*4 RES / JVEMV6 64#344_3_new_robotics_chp_3 / 『新しいロボット工学』 著者=増田、小金澤、甲斐、共著,校注=~ / p.43 / w=,topic=運動学；,publisher=~,other=q+:数式。理解していない。そのまま、先に進む">
            <text:p>:m 3*4 RES / JVEMV6 64#344_3_new_robotics_chp_3 / 『新しいロボット工学』 著者=増田、小金澤、甲斐、共著,校注=~ / p.43 / w=,topic=運動学；,publisher=~,other=q+:数式。理解していない。そのまま、先に進む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0">
            <text:p>20</text:p>
          </table:table-cell>
          <table:table-cell table:formula="of:=LEN([.B28])" office:value-type="float" office:value="23">
            <text:p>23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9-26_11-34-17.jpg</text:p>
          </table:table-cell>
          <table:table-cell table:style-name="ce27" office:value-type="string">
            <text:p>:m 2*4 RES / JVEMV6 64#344_3_new_robotics_chp_3 / 『新しいロボット工学』 著者=増田、小金澤、甲斐、共著,校注=~ / p.43 / w=,topic=運動学；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string" office:string-value=":m 2*4 RES / JVEMV6 64#344_3_new_robotics_chp_3 / 『新しいロボット工学』 著者=増田、小金澤、甲斐、共著,校注=~ / p.43 / w=,topic=運動学；,publisher=~,other=">
            <text:p>:m 2*4 RES / JVEMV6 64#344_3_new_robotics_chp_3 / 『新しいロボット工学』 著者=増田、小金澤、甲斐、共著,校注=~ / p.43 / w=,topic=運動学；,publisher=~,other=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0">
            <text:p>20</text:p>
          </table:table-cell>
          <table:table-cell table:formula="of:=LEN([.B29])" office:value-type="float" office:value="23">
            <text:p>23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6_11-34-02.jpg</text:p>
          </table:table-cell>
          <table:table-cell table:style-name="ce27" office:value-type="string">
            <text:p>:m 1*4 RES / JVEMV6 64#344_3_new_robotics_chp_3 / 『新しいロボット工学』 著者=増田、小金澤、甲斐、共著,校注=~ / p.43 / w=,topic=運動学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1*4 RES / JVEMV6 64#344_3_new_robotics_chp_3 / 『新しいロボット工学』 著者=増田、小金澤、甲斐、共著,校注=~ / p.43 / w=,topic=運動学；,publisher=~,other=">
            <text:p>:m 1*4 RES / JVEMV6 64#344_3_new_robotics_chp_3 / 『新しいロボット工学』 著者=増田、小金澤、甲斐、共著,校注=~ / p.43 / w=,topic=運動学；,publisher=~,other=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0">
            <text:p>20</text:p>
          </table:table-cell>
          <table:table-cell table:formula="of:=LEN([.B30])" office:value-type="float" office:value="23">
            <text:p>23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6_07-57-13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9-26_07-55-49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9-26_01-19-3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:PHOTO 寝た時刻 / 2023">
            <text:p>:m :PHOTO 寝た時刻 / 2023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9-25_21-15-44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食べた物 ">
            <text:p>:m 食べた物 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9-25_13-15-37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m 食べた物 ">
            <text:p>:m 食べた物 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9-25_12-28-37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-*">
            <text:p>-*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9-25_07-58-5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9-25_07-56-49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m :PHOTO 起きた時刻 / 2023">
            <text:p>:m :PHOTO 起きた時刻 / 2023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5_01-32-19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m :PHOTO 寝た時刻 / 2023">
            <text:p>:m :PHOTO 寝た時刻 / 2023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47" table:formula="of:=FIND(&quot;.&quot;;[.B39];1)" office:value-type="float" office:value="20">
            <text:p>20</text:p>
          </table:table-cell>
          <table:table-cell table:formula="of:=LEN([.B39])" office:value-type="float" office:value="23">
            <text:p>23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5_01-18-40.jpg</text:p>
          </table:table-cell>
          <table:table-cell table:style-name="ce26" office:value-type="string">
            <text:p>:PHOTO 記録 / 文書　/ occasion=~ / content=お兄さんからのメール。へ、お母さんがメモを入れたもの。私に見せるため。 / for=task:t-id.5BQY / doc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string" office:string-value=":PHOTO 記録 / 文書　/ occasion=~ / content=お兄さんからのメール。へ、お母さんがメモを入れたもの。私に見せるため。 / for=task:t-id.5BQY / doc=~">
            <text:p>:PHOTO 記録 / 文書　/ occasion=~ / content=お兄さんからのメール。へ、お母さんがメモを入れたもの。私に見せるため。 / for=task:t-id.5BQY / doc=~</text:p>
          </table:table-cell>
          <table:table-cell table:style-name="ce10" table:formula="of:=RIGHT([.B40];[.K40])" office:value-type="string" office:string-value="jpg">
            <text:p>jpg</text:p>
          </table:table-cell>
          <table:table-cell table:style-name="ce47" table:formula="of:=FIND(&quot;.&quot;;[.B40];1)" office:value-type="float" office:value="20">
            <text:p>20</text:p>
          </table:table-cell>
          <table:table-cell table:formula="of:=LEN([.B40])" office:value-type="float" office:value="23">
            <text:p>23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9-24_21-17-37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1]=&quot;&quot;;[.C41];CONCATENATE([.C41];&quot; / &quot;;[.E41]))" office:value-type="string" office:string-value=":m 食べた物 ">
            <text:p>:m 食べた物 </text:p>
          </table:table-cell>
          <table:table-cell table:style-name="ce10" table:formula="of:=RIGHT([.B41];[.K41])" office:value-type="string" office:string-value="jpg">
            <text:p>jpg</text:p>
          </table:table-cell>
          <table:table-cell table:style-name="ce47" table:formula="of:=FIND(&quot;.&quot;;[.B41];1)" office:value-type="float" office:value="20">
            <text:p>20</text:p>
          </table:table-cell>
          <table:table-cell table:formula="of:=LEN([.B41])" office:value-type="float" office:value="23">
            <text:p>23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24_18-54-4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2]=&quot;&quot;;[.C42];CONCATENATE([.C42];&quot; / &quot;;[.E42]))" office:value-type="string" office:string-value="-*">
            <text:p>-*</text:p>
          </table:table-cell>
          <table:table-cell table:style-name="ce10" table:formula="of:=RIGHT([.B42];[.K42])" office:value-type="string" office:string-value="jpg">
            <text:p>jpg</text:p>
          </table:table-cell>
          <table:table-cell table:style-name="ce47" table:formula="of:=FIND(&quot;.&quot;;[.B42];1)" office:value-type="float" office:value="20">
            <text:p>20</text:p>
          </table:table-cell>
          <table:table-cell table:formula="of:=LEN([.B42])" office:value-type="float" office:value="23">
            <text:p>23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9-24_18-54-28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3];[.K43])" office:value-type="string" office:string-value="jpg">
            <text:p>jpg</text:p>
          </table:table-cell>
          <table:table-cell table:style-name="ce47" table:formula="of:=FIND(&quot;.&quot;;[.B43];1)" office:value-type="float" office:value="20">
            <text:p>20</text:p>
          </table:table-cell>
          <table:table-cell table:formula="of:=LEN([.B43])" office:value-type="float" office:value="23">
            <text:p>23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9-24_17-19-24.jpg</text:p>
          </table:table-cell>
          <table:table-cell table:style-name="ce26" office:value-type="string">
            <text:p>:m 6*6 RES / JVEMV6 64#344_3_new_robotics_chp_3 / 『新しいロボット工学』 著者=増田、小金澤、甲斐、共著,校注=~ / p.40 / w=,topic=回転行列；,publisher=~,other=例-3.2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string" office:string-value=":m 6*6 RES / JVEMV6 64#344_3_new_robotics_chp_3 / 『新しいロボット工学』 著者=増田、小金澤、甲斐、共著,校注=~ / p.40 / w=,topic=回転行列；,publisher=~,other=例-3.2">
            <text:p>:m 6*6 RES / JVEMV6 64#344_3_new_robotics_chp_3 / 『新しいロボット工学』 著者=増田、小金澤、甲斐、共著,校注=~ / p.40 / w=,topic=回転行列；,publisher=~,other=例-3.2</text:p>
          </table:table-cell>
          <table:table-cell table:style-name="ce10" table:formula="of:=RIGHT([.B44];[.K44])" office:value-type="string" office:string-value="jpg">
            <text:p>jpg</text:p>
          </table:table-cell>
          <table:table-cell table:style-name="ce47" table:formula="of:=FIND(&quot;.&quot;;[.B44];1)" office:value-type="float" office:value="20">
            <text:p>20</text:p>
          </table:table-cell>
          <table:table-cell table:formula="of:=LEN([.B44])" office:value-type="float" office:value="23">
            <text:p>23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9-24_17-19-06.jpg</text:p>
          </table:table-cell>
          <table:table-cell table:style-name="ce26" office:value-type="string">
            <text:p>:m 5*6 RES / JVEMV6 64#344_3_new_robotics_chp_3 / 『新しいロボット工学』 著者=増田、小金澤、甲斐、共著,校注=~ / p.40 / w=,topic=回転行列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string" office:string-value=":m 5*6 RES / JVEMV6 64#344_3_new_robotics_chp_3 / 『新しいロボット工学』 著者=増田、小金澤、甲斐、共著,校注=~ / p.40 / w=,topic=回転行列；,publisher=~,other=">
            <text:p>:m 5*6 RES / JVEMV6 64#344_3_new_robotics_chp_3 / 『新しいロボット工学』 著者=増田、小金澤、甲斐、共著,校注=~ / p.40 / w=,topic=回転行列；,publisher=~,other=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47" table:formula="of:=FIND(&quot;.&quot;;[.B45];1)" office:value-type="float" office:value="20">
            <text:p>20</text:p>
          </table:table-cell>
          <table:table-cell table:formula="of:=LEN([.B45])" office:value-type="float" office:value="23">
            <text:p>23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9-24_17-18-50.jpg</text:p>
          </table:table-cell>
          <table:table-cell table:style-name="ce26" office:value-type="string">
            <text:p>:m 4*6 RES / JVEMV6 64#344_3_new_robotics_chp_3 / 『新しいロボット工学』 著者=増田、小金澤、甲斐、共著,校注=~ / p.34 / w=,topic=回転行列；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6]=&quot;&quot;;[.C46];CONCATENATE([.C46];&quot; / &quot;;[.E46]))" office:value-type="string" office:string-value=":m 4*6 RES / JVEMV6 64#344_3_new_robotics_chp_3 / 『新しいロボット工学』 著者=増田、小金澤、甲斐、共著,校注=~ / p.34 / w=,topic=回転行列；,publisher=~,other=">
            <text:p>:m 4*6 RES / JVEMV6 64#344_3_new_robotics_chp_3 / 『新しいロボット工学』 著者=増田、小金澤、甲斐、共著,校注=~ / p.34 / w=,topic=回転行列；,publisher=~,other=</text:p>
          </table:table-cell>
          <table:table-cell table:style-name="ce10" table:formula="of:=RIGHT([.B46];[.K46])" office:value-type="string" office:string-value="jpg">
            <text:p>jpg</text:p>
          </table:table-cell>
          <table:table-cell table:style-name="ce47" table:formula="of:=FIND(&quot;.&quot;;[.B46];1)" office:value-type="float" office:value="20">
            <text:p>20</text:p>
          </table:table-cell>
          <table:table-cell table:formula="of:=LEN([.B46])" office:value-type="float" office:value="23">
            <text:p>23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3-09-24_17-18-39.jpg</text:p>
          </table:table-cell>
          <table:table-cell table:style-name="ce26" office:value-type="string">
            <text:p>:m 3*6 RES / JVEMV6 64#344_3_new_robotics_chp_3 / 『新しいロボット工学』 著者=増田、小金澤、甲斐、共著,校注=~ / p.34 / w=,topic=回転行列；,publisher=~,other=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7];[.K47])" office:value-type="string" office:string-value="jpg">
            <text:p>jpg</text:p>
          </table:table-cell>
          <table:table-cell table:style-name="ce47" table:formula="of:=FIND(&quot;.&quot;;[.B47];1)" office:value-type="float" office:value="20">
            <text:p>20</text:p>
          </table:table-cell>
          <table:table-cell table:formula="of:=LEN([.B47])" office:value-type="float" office:value="23">
            <text:p>23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9-24_17-18-26.jpg</text:p>
          </table:table-cell>
          <table:table-cell table:style-name="ce26" office:value-type="string">
            <text:p>:m 1-2*6 RES / JVEMV6 64#344_3_new_robotics_chp_3 / 『新しいロボット工学』 著者=増田、小金澤、甲斐、共著,校注=~ / p.34 / w=オイラー角,topic=；,publisher=~,other=calc+:cal-id.RJNA(nowa):オイラー角関連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8]=&quot;&quot;;[.C48];CONCATENATE([.C48];&quot; / &quot;;[.E48]))" office:value-type="string" office:string-value=":m 1-2*6 RES / JVEMV6 64#344_3_new_robotics_chp_3 / 『新しいロボット工学』 著者=増田、小金澤、甲斐、共著,校注=~ / p.34 / w=オイラー角,topic=；,publisher=~,other=calc+:cal-id.RJNA(nowa):オイラー角関連">
            <text:p>:m 1-2*6 RES / JVEMV6 64#344_3_new_robotics_chp_3 / 『新しいロボット工学』 著者=増田、小金澤、甲斐、共著,校注=~ / p.34 / w=オイラー角,topic=；,publisher=~,other=calc+:cal-id.RJNA(nowa):オイラー角関連</text:p>
          </table:table-cell>
          <table:table-cell table:style-name="ce10" table:formula="of:=RIGHT([.B48];[.K48])" office:value-type="string" office:string-value="jpg">
            <text:p>jpg</text:p>
          </table:table-cell>
          <table:table-cell table:style-name="ce47" table:formula="of:=FIND(&quot;.&quot;;[.B48];1)" office:value-type="float" office:value="20">
            <text:p>20</text:p>
          </table:table-cell>
          <table:table-cell table:formula="of:=LEN([.B48])" office:value-type="float" office:value="23">
            <text:p>23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24_08-14-4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49];[.K49])" office:value-type="string" office:string-value="jpg">
            <text:p>jpg</text:p>
          </table:table-cell>
          <table:table-cell table:style-name="ce47" table:formula="of:=FIND(&quot;.&quot;;[.B49];1)" office:value-type="float" office:value="20">
            <text:p>20</text:p>
          </table:table-cell>
          <table:table-cell table:formula="of:=LEN([.B49])" office:value-type="float" office:value="23">
            <text:p>23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7" office:value-type="string">
            <text:p>2023-09-24_01-15-23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string" office:string-value=":m :PHOTO 寝た時刻 / 2023">
            <text:p>:m :PHOTO 寝た時刻 / 2023</text:p>
          </table:table-cell>
          <table:table-cell table:style-name="ce10" table:formula="of:=RIGHT([.B50];[.K50])" office:value-type="string" office:string-value="jpg">
            <text:p>jpg</text:p>
          </table:table-cell>
          <table:table-cell table:style-name="ce47" table:formula="of:=FIND(&quot;.&quot;;[.B50];1)" office:value-type="float" office:value="20">
            <text:p>20</text:p>
          </table:table-cell>
          <table:table-cell table:formula="of:=LEN([.B50])" office:value-type="float" office:value="23">
            <text:p>23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9-23_20-56-58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1]=&quot;&quot;;[.C51];CONCATENATE([.C51];&quot; / &quot;;[.E51]))" office:value-type="string" office:string-value=":m 食べた物 ">
            <text:p>:m 食べた物 </text:p>
          </table:table-cell>
          <table:table-cell table:style-name="ce10" table:formula="of:=RIGHT([.B51];[.K51])" office:value-type="string" office:string-value="jpg">
            <text:p>jpg</text:p>
          </table:table-cell>
          <table:table-cell table:style-name="ce47" table:formula="of:=FIND(&quot;.&quot;;[.B51];1)" office:value-type="float" office:value="20">
            <text:p>20</text:p>
          </table:table-cell>
          <table:table-cell table:formula="of:=LEN([.B51])" office:value-type="float" office:value="23">
            <text:p>23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3_11-58-59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string" office:string-value=":m 食べた物 ">
            <text:p>:m 食べた物 </text:p>
          </table:table-cell>
          <table:table-cell table:style-name="ce10" table:formula="of:=RIGHT([.B52];[.K52])" office:value-type="string" office:string-value="jpg">
            <text:p>jpg</text:p>
          </table:table-cell>
          <table:table-cell table:style-name="ce47" table:formula="of:=FIND(&quot;.&quot;;[.B52];1)" office:value-type="float" office:value="20">
            <text:p>20</text:p>
          </table:table-cell>
          <table:table-cell table:formula="of:=LEN([.B52])" office:value-type="float" office:value="23">
            <text:p>23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3_07-56-2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3];[.K53])" office:value-type="string" office:string-value="jpg">
            <text:p>jpg</text:p>
          </table:table-cell>
          <table:table-cell table:style-name="ce47" table:formula="of:=FIND(&quot;.&quot;;[.B53];1)" office:value-type="float" office:value="20">
            <text:p>20</text:p>
          </table:table-cell>
          <table:table-cell table:formula="of:=LEN([.B53])" office:value-type="float" office:value="23">
            <text:p>23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9-23_01-39-21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4]=&quot;&quot;;[.C54];CONCATENATE([.C54];&quot; / &quot;;[.E54]))" office:value-type="string" office:string-value=":m :PHOTO 寝た時刻 / 2023">
            <text:p>:m :PHOTO 寝た時刻 / 2023</text:p>
          </table:table-cell>
          <table:table-cell table:style-name="ce10" table:formula="of:=RIGHT([.B54];[.K54])" office:value-type="string" office:string-value="jpg">
            <text:p>jpg</text:p>
          </table:table-cell>
          <table:table-cell table:style-name="ce47" table:formula="of:=FIND(&quot;.&quot;;[.B54];1)" office:value-type="float" office:value="20">
            <text:p>20</text:p>
          </table:table-cell>
          <table:table-cell table:formula="of:=LEN([.B54])" office:value-type="float" office:value="23">
            <text:p>23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22_21-20-39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5]=&quot;&quot;;[.C55];CONCATENATE([.C55];&quot; / &quot;;[.E55]))" office:value-type="string" office:string-value=":m 食べた物 ">
            <text:p>:m 食べた物 </text:p>
          </table:table-cell>
          <table:table-cell table:style-name="ce10" table:formula="of:=RIGHT([.B55];[.K55])" office:value-type="string" office:string-value="jpg">
            <text:p>jpg</text:p>
          </table:table-cell>
          <table:table-cell table:style-name="ce47" table:formula="of:=FIND(&quot;.&quot;;[.B55];1)" office:value-type="float" office:value="20">
            <text:p>20</text:p>
          </table:table-cell>
          <table:table-cell table:formula="of:=LEN([.B55])" office:value-type="float" office:value="23">
            <text:p>23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9-22_21-20-34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6]=&quot;&quot;;[.C56];CONCATENATE([.C56];&quot; / &quot;;[.E5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6];[.K56])" office:value-type="string" office:string-value="jpg">
            <text:p>jpg</text:p>
          </table:table-cell>
          <table:table-cell table:style-name="ce47" table:formula="of:=FIND(&quot;.&quot;;[.B56];1)" office:value-type="float" office:value="20">
            <text:p>20</text:p>
          </table:table-cell>
          <table:table-cell table:formula="of:=LEN([.B56])" office:value-type="float" office:value="23">
            <text:p>23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9-22_12-29-57.jpg</text:p>
          </table:table-cell>
          <table:table-cell table:style-name="ce26" office:value-type="string">
            <text:p>:PHOTO 記録 / subject=郵便、投函。ジブラルタ生命。家族登録。照会用。保険商品。お母さん。杉浦さん。 / location=~ / content=~,fo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7]=&quot;&quot;;[.C57];CONCATENATE([.C57];&quot; / &quot;;[.E57]))" office:value-type="string" office:string-value=":PHOTO 記録 / subject=郵便、投函。ジブラルタ生命。家族登録。照会用。保険商品。お母さん。杉浦さん。 / location=~ / content=~,for=~,other=~">
            <text:p>:PHOTO 記録 / subject=郵便、投函。ジブラルタ生命。家族登録。照会用。保険商品。お母さん。杉浦さん。 / location=~ / content=~,for=~,other=~</text:p>
          </table:table-cell>
          <table:table-cell table:style-name="ce10" table:formula="of:=RIGHT([.B57];[.K57])" office:value-type="string" office:string-value="jpg">
            <text:p>jpg</text:p>
          </table:table-cell>
          <table:table-cell table:style-name="ce47" table:formula="of:=FIND(&quot;.&quot;;[.B57];1)" office:value-type="float" office:value="20">
            <text:p>20</text:p>
          </table:table-cell>
          <table:table-cell table:formula="of:=LEN([.B57])" office:value-type="float" office:value="23">
            <text:p>23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2_12-29-52.jpg</text:p>
          </table:table-cell>
          <table:table-cell table:style-name="ce26" office:value-type="string">
            <text:p>:PHOTO 記録 / subject=郵便、投函。ジブラルタ生命。家族登録。照会用。保険商品。お母さん。杉浦さん。 / location=~ / content=~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8]=&quot;&quot;;[.C58];CONCATENATE([.C58];&quot; / &quot;;[.E58]))" office:value-type="string" office:string-value=":PHOTO 記録 / subject=郵便、投函。ジブラルタ生命。家族登録。照会用。保険商品。お母さん。杉浦さん。 / location=~ / content=~,for=~,other=~">
            <text:p>:PHOTO 記録 / subject=郵便、投函。ジブラルタ生命。家族登録。照会用。保険商品。お母さん。杉浦さん。 / location=~ / content=~,for=~,other=~</text:p>
          </table:table-cell>
          <table:table-cell table:style-name="ce10" table:formula="of:=RIGHT([.B58];[.K58])" office:value-type="string" office:string-value="jpg">
            <text:p>jpg</text:p>
          </table:table-cell>
          <table:table-cell table:style-name="ce47" table:formula="of:=FIND(&quot;.&quot;;[.B58];1)" office:value-type="float" office:value="20">
            <text:p>20</text:p>
          </table:table-cell>
          <table:table-cell table:formula="of:=LEN([.B58])" office:value-type="float" office:value="23">
            <text:p>23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2_07-48-5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9]=&quot;&quot;;[.C59];CONCATENATE([.C59];&quot; / &quot;;[.E5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9];[.K59])" office:value-type="string" office:string-value="jpg">
            <text:p>jpg</text:p>
          </table:table-cell>
          <table:table-cell table:style-name="ce47" table:formula="of:=FIND(&quot;.&quot;;[.B59];1)" office:value-type="float" office:value="20">
            <text:p>20</text:p>
          </table:table-cell>
          <table:table-cell table:formula="of:=LEN([.B59])" office:value-type="float" office:value="23">
            <text:p>23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22_01-28-04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0]=&quot;&quot;;[.C60];CONCATENATE([.C60];&quot; / &quot;;[.E60]))" office:value-type="string" office:string-value=":m :PHOTO 寝た時刻 / 2023">
            <text:p>:m :PHOTO 寝た時刻 / 2023</text:p>
          </table:table-cell>
          <table:table-cell table:style-name="ce10" table:formula="of:=RIGHT([.B60];[.K60])" office:value-type="string" office:string-value="jpg">
            <text:p>jpg</text:p>
          </table:table-cell>
          <table:table-cell table:style-name="ce47" table:formula="of:=FIND(&quot;.&quot;;[.B60];1)" office:value-type="float" office:value="20">
            <text:p>20</text:p>
          </table:table-cell>
          <table:table-cell table:formula="of:=LEN([.B60])" office:value-type="float" office:value="23">
            <text:p>23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21_21-35-39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string" office:string-value=":m 食べた物 ">
            <text:p>:m 食べた物 </text:p>
          </table:table-cell>
          <table:table-cell table:style-name="ce10" table:formula="of:=RIGHT([.B61];[.K61])" office:value-type="string" office:string-value="jpg">
            <text:p>jpg</text:p>
          </table:table-cell>
          <table:table-cell table:style-name="ce47" table:formula="of:=FIND(&quot;.&quot;;[.B61];1)" office:value-type="float" office:value="20">
            <text:p>20</text:p>
          </table:table-cell>
          <table:table-cell table:formula="of:=LEN([.B61])" office:value-type="float" office:value="23">
            <text:p>23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9-21_21-35-33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2]=&quot;&quot;;[.C62];CONCATENATE([.C62];&quot; / &quot;;[.E6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2];[.K62])" office:value-type="string" office:string-value="jpg">
            <text:p>jpg</text:p>
          </table:table-cell>
          <table:table-cell table:style-name="ce47" table:formula="of:=FIND(&quot;.&quot;;[.B62];1)" office:value-type="float" office:value="20">
            <text:p>20</text:p>
          </table:table-cell>
          <table:table-cell table:formula="of:=LEN([.B62])" office:value-type="float" office:value="23">
            <text:p>23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9-21_12-50-56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3]=&quot;&quot;;[.C65];CONCATENATE([.C65];&quot; / &quot;;[.E6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3];[.K63])" office:value-type="string" office:string-value="jpg">
            <text:p>jpg</text:p>
          </table:table-cell>
          <table:table-cell table:style-name="ce47" table:formula="of:=FIND(&quot;.&quot;;[.B63];1)" office:value-type="float" office:value="20">
            <text:p>20</text:p>
          </table:table-cell>
          <table:table-cell table:formula="of:=LEN([.B63])" office:value-type="float" office:value="23">
            <text:p>23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9-21_12-08-35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4]=&quot;&quot;;[.C64];CONCATENATE([.C64];&quot; / &quot;;[.E64]))" office:value-type="string" office:string-value="-*">
            <text:p>-*</text:p>
          </table:table-cell>
          <table:table-cell table:style-name="ce10" table:formula="of:=RIGHT([.B64];[.K64])" office:value-type="string" office:string-value="jpg">
            <text:p>jpg</text:p>
          </table:table-cell>
          <table:table-cell table:style-name="ce47" table:formula="of:=FIND(&quot;.&quot;;[.B64];1)" office:value-type="float" office:value="20">
            <text:p>20</text:p>
          </table:table-cell>
          <table:table-cell table:formula="of:=LEN([.B64])" office:value-type="float" office:value="23">
            <text:p>23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9-21_07-52-4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5]=&quot;&quot;;[.C65];CONCATENATE([.C65];&quot; / &quot;;[.E6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5];[.K65])" office:value-type="string" office:string-value="jpg">
            <text:p>jpg</text:p>
          </table:table-cell>
          <table:table-cell table:style-name="ce47" table:formula="of:=FIND(&quot;.&quot;;[.B65];1)" office:value-type="float" office:value="20">
            <text:p>20</text:p>
          </table:table-cell>
          <table:table-cell table:formula="of:=LEN([.B65])" office:value-type="float" office:value="23">
            <text:p>23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9-21_07-50-49.jpg</text:p>
          </table:table-cell>
          <table:table-cell table:style-name="ce26" office:value-type="string">
            <text:p>:m :PHOTO 起きた時刻 / 2023 / other=目が覚めた時刻は：７時頃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6]=&quot;&quot;;[.C66];CONCATENATE([.C66];&quot; / &quot;;[.E66]))" office:value-type="string" office:string-value=":m :PHOTO 起きた時刻 / 2023 / other=目が覚めた時刻は：７時頃">
            <text:p>:m :PHOTO 起きた時刻 / 2023 / other=目が覚めた時刻は：７時頃</text:p>
          </table:table-cell>
          <table:table-cell table:style-name="ce10" table:formula="of:=RIGHT([.B66];[.K66])" office:value-type="string" office:string-value="jpg">
            <text:p>jpg</text:p>
          </table:table-cell>
          <table:table-cell table:style-name="ce47" table:formula="of:=FIND(&quot;.&quot;;[.B66];1)" office:value-type="float" office:value="20">
            <text:p>20</text:p>
          </table:table-cell>
          <table:table-cell table:formula="of:=LEN([.B66])" office:value-type="float" office:value="23">
            <text:p>23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9-21_01-41-54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string" office:string-value=":m :PHOTO 寝た時刻 / 2023">
            <text:p>:m :PHOTO 寝た時刻 / 2023</text:p>
          </table:table-cell>
          <table:table-cell table:style-name="ce10" table:formula="of:=RIGHT([.B67];[.K67])" office:value-type="string" office:string-value="jpg">
            <text:p>jpg</text:p>
          </table:table-cell>
          <table:table-cell table:style-name="ce47" table:formula="of:=FIND(&quot;.&quot;;[.B67];1)" office:value-type="float" office:value="20">
            <text:p>20</text:p>
          </table:table-cell>
          <table:table-cell table:formula="of:=LEN([.B67])" office:value-type="float" office:value="23">
            <text:p>23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20_21-10-39.jpg</text:p>
          </table:table-cell>
          <table:table-cell table:style-name="ce26" office:value-type="string">
            <text:p>:m 食べた物 </text:p>
          </table:table-cell>
          <table:table-cell table:style-name="ce43"/>
          <table:table-cell table:style-name="ce10"/>
          <table:table-cell table:style-name="ce10"/>
          <table:table-cell table:style-name="ce45" table:formula="of:=IF([.E68]=&quot;&quot;;[.C68];CONCATENATE([.C68];&quot; / &quot;;[.E68]))" office:value-type="string" office:string-value=":m 食べた物 ">
            <text:p>:m 食べた物 </text:p>
          </table:table-cell>
          <table:table-cell table:style-name="ce10" table:formula="of:=RIGHT([.B68];[.K68])" office:value-type="string" office:string-value="jpg">
            <text:p>jpg</text:p>
          </table:table-cell>
          <table:table-cell table:style-name="ce47" table:formula="of:=FIND(&quot;.&quot;;[.B68];1)" office:value-type="float" office:value="20">
            <text:p>20</text:p>
          </table:table-cell>
          <table:table-cell table:formula="of:=LEN([.B68])" office:value-type="float" office:value="23">
            <text:p>23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9-20_21-10-33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9]=&quot;&quot;;[.C69];CONCATENATE([.C69];&quot; / &quot;;[.E69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9];[.K69])" office:value-type="string" office:string-value="jpg">
            <text:p>jpg</text:p>
          </table:table-cell>
          <table:table-cell table:style-name="ce47" table:formula="of:=FIND(&quot;.&quot;;[.B69];1)" office:value-type="float" office:value="20">
            <text:p>20</text:p>
          </table:table-cell>
          <table:table-cell table:formula="of:=LEN([.B69])" office:value-type="float" office:value="23">
            <text:p>23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9-20_18-36-21.mp4</text:p>
          </table:table-cell>
          <table:table-cell table:style-name="ce26" office:value-type="string">
            <text:p>:VIDEO / @自室 / 記録 / jap.flute / 演奏、play / R=1(9/20)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0]=&quot;&quot;;[.C70];CONCATENATE([.C70];&quot; / &quot;;[.E70]))" office:value-type="string" office:string-value=":VIDEO / @自室 / 記録 / jap.flute / 演奏、play / R=1(9/20) / genre=melody,for=~,file-piece-id=~,memo=~,session=hour-18,recording-id=~,other=~ / follow+">
            <text:p>:VIDEO / @自室 / 記録 / jap.flute / 演奏、play / R=1(9/20) / genre=melody,for=~,file-piece-id=~,memo=~,session=hour-18,recording-id=~,other=~ / follow+</text:p>
          </table:table-cell>
          <table:table-cell table:style-name="ce10" table:formula="of:=RIGHT([.B70];[.K70])" office:value-type="string" office:string-value="mp4">
            <text:p>mp4</text:p>
          </table:table-cell>
          <table:table-cell table:style-name="ce47" table:formula="of:=FIND(&quot;.&quot;;[.B70];1)" office:value-type="float" office:value="20">
            <text:p>20</text:p>
          </table:table-cell>
          <table:table-cell table:formula="of:=LEN([.B70])" office:value-type="float" office:value="23">
            <text:p>23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 table:number-rows-repeated="40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13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42]=&quot;&quot;;[.C142];CONCATENATE([.C142];&quot; / &quot;;[.E142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44]=&quot;&quot;;[.C144];CONCATENATE([.C144];&quot; / &quot;;[.E144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9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8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99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9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8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314:Sheet1.C319" table:on-update-keep-styles="true" table:on-update-keep-size="false"/>
        <table:database-range table:name="XXX" table:target-range-address="Sheet1.B314:Sheet1.B314" table:on-update-keep-styles="true" table:on-update-keep-size="false"/>
        <table:database-range table:name="XXX_music" table:target-range-address="Sheet1.B315:Sheet1.B315" table:on-update-keep-styles="true" table:on-update-keep-size="false"/>
        <table:database-range table:target-range-address="Sheet1.A2:Sheet1.AMJ7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023/09/29</text:date>, <text:time>18:0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29T18:05:35.13</dc:date>
    <dc:creator>iwabuchi ken</dc:creator>
    <meta:editing-duration>P58DT15H32M1S</meta:editing-duration>
    <meta:editing-cycles>19685</meta:editing-cycles>
    <meta:document-statistic meta:table-count="2" meta:cell-count="984" meta:object-count="0"/>
    <meta:user-defined meta:name="qrichtext">1</meta:user-defined>
  </office:meta>
</office:document-meta>
</file>